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ourier 10 Pitch"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justify" style:justify-single-word="false"/>
      <style:text-properties fo:color="#000000" style:font-name="Courier 10 Pitch" fo:font-size="10pt" fo:language="es" fo:country="ES"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fo:color="#000000" style:font-name="Courier 10 Pitch"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officeooo:rsid="00081729" officeooo:paragraph-rsid="001b9d39"/>
    </style:style>
    <style:style style:name="P5" style:family="paragraph" style:parent-style-name="Standard">
      <style:text-properties officeooo:paragraph-rsid="001b9d39"/>
    </style:style>
    <style:style style:name="P6" style:family="paragraph" style:parent-style-name="Standard">
      <style:text-properties officeooo:rsid="001b9d39" officeooo:paragraph-rsid="001b9d39"/>
    </style:style>
    <style:style style:name="P7" style:family="paragraph" style:parent-style-name="Standard">
      <style:paragraph-properties fo:text-align="justify" style:justify-single-word="false"/>
    </style:style>
    <style:style style:name="P8" style:family="paragraph" style:parent-style-name="Standard" style:master-page-name="MP0">
      <style:paragraph-properties fo:text-align="justify" style:justify-single-word="false" style:page-number="auto" fo:break-before="page"/>
      <style:text-properties style:font-name="arial" officeooo:rsid="0011dd48" officeooo:paragraph-rsid="001b9d39"/>
    </style:style>
    <style:style style:name="P9" style:family="paragraph" style:parent-style-name="Standard">
      <style:text-properties style:font-name="arial" officeooo:rsid="0010543c" officeooo:paragraph-rsid="001b9d39"/>
    </style:style>
    <style:style style:name="T1" style:family="text">
      <style:text-properties style:font-name="arial" officeooo:rsid="000a8a86"/>
    </style:style>
    <style:style style:name="T2" style:family="text">
      <style:text-properties style:font-name="arial" officeooo:rsid="0011dd48"/>
    </style:style>
    <style:style style:name="T3" style:family="text">
      <style:text-properties style:font-name="arial" officeooo:rsid="0010543c"/>
    </style:style>
    <style:style style:name="T4" style:family="text">
      <style:text-properties style:font-name="arial" officeooo:rsid="001b9d39"/>
    </style:style>
    <style:style style:name="T5" style:family="text">
      <style:text-properties officeooo:rsid="001b9d39"/>
    </style:style>
    <style:style style:name="T6" style:family="text">
      <style:text-properties fo:color="#000000" style:font-name="Courier 10 Pitch" fo:font-size="10pt" fo:font-weight="bold" style:font-size-asian="10pt" style:font-weight-asian="bold" style:font-size-complex="10pt" style:font-weight-complex="bold"/>
    </style:style>
    <style:style style:name="T7" style:family="text">
      <style:text-properties fo:color="#000000" style:font-name="Courier 10 Pitch" fo:font-size="10pt" fo:font-weight="bold" officeooo:rsid="001b9d39" style:font-size-asian="10pt" style:font-weight-asian="bold" style:font-size-complex="10pt" style:font-weight-complex="bold"/>
    </style:style>
    <style:style style:name="T8" style:family="text">
      <style:text-properties fo:color="#000000" style:font-name="Courier 10 Pitch" fo:font-size="10pt" fo:font-weight="bold" officeooo:rsid="001d9070" style:font-size-asian="10pt" style:font-weight-asian="bold" style:font-size-complex="10pt" style:font-weight-complex="bold"/>
    </style:style>
    <style:style style:name="T9" style:family="text">
      <style:text-properties fo:color="#000000" style:font-name="Courier 10 Pitch" fo:font-size="10pt" fo:font-weight="bold" officeooo:rsid="002276db" style:font-size-asian="10pt" style:font-weight-asian="bold" style:font-size-complex="10pt" style:font-weight-complex="bold"/>
    </style:style>
    <style:style style:name="T10" style:family="text">
      <style:text-properties officeooo:rsid="001d9070"/>
    </style:style>
    <style:style style:name="T11" style:family="text">
      <style:text-properties officeooo:rsid="001e2a34"/>
    </style:style>
    <style:style style:name="T12" style:family="text">
      <style:text-properties officeooo:rsid="002276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4"/>
      <text:p text:style-name="P5"><text:span text:style-name="T1">Each question </text:span><text:span text:style-name="T2">accounts for</text:span><text:span text:style-name="T1"> 1 point, </text:span><text:span text:style-name="T4">except for questions e and f that count for 2</text:span><text:span text:style-name="T1">. Try to keep answers simple and direct. </text:span><text:span text:style-name="T3">You can use your notes and materials of the classes if you want, you can also check biological databases. </text:span></text:p>
      <text:p text:style-name="P9"/>
      <text:p text:style-name="P6">In this exercise we will work with two protein structures called SH2.pdb and SH3.pdb. Answer the following questions about these proteins:</text:p>
      <text:p text:style-name="P1"/>
      <text:p text:style-name="P1"/>
      <text:p text:style-name="P2"/>
      <text:p text:style-name="P2"/>
      <text:p text:style-name="P3">a) Obtain the amino acid sequences corresponding with the two structures. Name them <text:span text:style-name="T5">SH2</text:span>.fa and <text:span text:style-name="T5">SH3</text:span>.fa. <text:span text:style-name="T12">(practical 4)</text:span></text:p>
      <text:p text:style-name="P3"/>
      <text:p text:style-name="P3">b) Are there HMMs from PFAM for each of these structures? If they are, get them and name them <text:span text:style-name="T5">SH2</text:span>.hmm and <text:span text:style-name="T5">SH3</text:span>.hmm. <text:span text:style-name="T12">(practical 2)</text:span></text:p>
      <text:p text:style-name="P3"/>
      <text:p text:style-name="P3">c) Find 4 homologous sequence for <text:span text:style-name="T5">SH2</text:span>. Put them into a single multifasta file. Name the file homologs.fa. <text:span text:style-name="T12">(practical 1 and 2)</text:span></text:p>
      <text:p text:style-name="P3"/>
      <text:p text:style-name="P3">d) Make a multiple sequence alignment of the 4 sequences you obtained previously using the corresponding HMM you obtained in question c. Then, change the format of the alignment to clustalw format. Name the alignment as MSA.aln. <text:span text:style-name="T12">(practical 2)</text:span></text:p>
      <text:p text:style-name="P3"/>
      <text:p text:style-name="P7"><text:span text:style-name="T6">e) We</text:span><text:span text:style-name="T8"> want to study the L253R mutation in SH2. Model the structure of SH2 containing this mutation. Be aware that the structure that you have is not complete, therefore the first amino acid corresponds with position 232. Name your model as mutant_model.pdb. </text:span><text:span text:style-name="T9">(practical 4)</text:span></text:p>
      <text:p text:style-name="P3"/>
      <text:p text:style-name="P3">f) <text:span text:style-name="T10">Analyze the mutant model you generated previously with ProSa and compare it with a reference structure. Can you tell what is the effect of the mutation in the overall stability of the protein? What reference structure are you using? </text:span><text:span text:style-name="T11">Take an image of the comparison of the two ProSa profiles and save it as prosa_analysis.png. </text:span><text:span text:style-name="T12">(practical 4)</text:span></text:p>
      <text:p text:style-name="P3"/>
      <text:p text:style-name="P7"><text:span text:style-name="T6">g) Search for a structure containing two proteins interacting, one being homolog to </text:span><text:span text:style-name="T7">SH2</text:span><text:span text:style-name="T6"> and the other to </text:span><text:span text:style-name="T7">SH3</text:span><text:span text:style-name="T6">. Name this file as template.pdb. </text:span><text:span text:style-name="T9">(practical 1 and 2)</text:span></text:p>
      <text:p text:style-name="P3"/>
      <text:p text:style-name="P3">h) Use the template you found in the previous question to build a model of the interaction <text:span text:style-name="T5">between</text:span> <text:span text:style-name="T5">SH2</text:span> and <text:span text:style-name="T5">SH3</text:span>. <text:span text:style-name="T11">Name this model interaction_model.pdb. </text:span><text:span text:style-name="T12">(practical 3)</text:span></text:p>
      <text:p text:style-name="P3"/>
      <text:p text:style-name="P7"><text:span text:style-name="T6">i) Do you think that the interaction that you modeled in the previous question could happen in nature? Select some amino acids from </text:span><text:span text:style-name="T7">SH2</text:span><text:span text:style-name="T6"> that you think are important for the interaction between the two proteins. Show images of these amino acids to proof your answers. Name them aa_picture1.png, aa_picture2.png, and so on. </text:span><text:span text:style-name="T9">(taking images with pymol)</text:span></text:p>
      <text:p text:style-name="P3"/>
      <text:p text:style-name="P3">j) Search for the amino acids that you selected in the previous question in the MSA you created in question d. Are these amino acids conserved? Discuss the degree of conservation of these amino acids and why do you think this is happening. <text:span text:style-name="T12">(practicals 1 and 2)</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ourier 10 Pitch"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creation-date>2022-01-31T09:38:00Z</meta:creation-date>
    <dc:date>2022-02-01T12:11:27.245273178</dc:date>
    <meta:editing-cycles>10</meta:editing-cycles>
    <meta:editing-duration>PT1H45M42S</meta:editing-duration>
    <meta:document-statistic meta:table-count="0" meta:image-count="0" meta:object-count="0" meta:page-count="1" meta:paragraph-count="13" meta:word-count="503" meta:character-count="2972" meta:non-whitespace-character-count="2479"/>
    <meta:template xlink:type="simple" xlink:actuate="onRequest" xlink:title="" xlink:href="../exam3.odt/Normal"/>
  </office:meta>
</office:document-meta>
</file>